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db063" officeooo:paragraph-rsid="000db063"/>
    </style:style>
    <style:style style:name="P2" style:family="paragraph" style:parent-style-name="Standard">
      <style:paragraph-properties fo:text-align="end" style:justify-single-word="false"/>
      <style:text-properties officeooo:paragraph-rsid="000e9598"/>
    </style:style>
    <style:style style:name="P3" style:family="paragraph" style:parent-style-name="Standard">
      <style:text-properties officeooo:rsid="00123e95" officeooo:paragraph-rsid="00123e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s primeras observaciones de las propiedades magnéticas<text:note text:id="ftn0" text:note-class="footnote"><text:note-citation text:label="*">*</text:note-citation><text:note-body><text:p text:style-name="P2">La magnetita fue descubierta cerca de la ciudad de Magnesia, de donde viene el nombre.</text:p></text:note-body></text:note> del mineral magnetita ocurrieron</text:p>
      <text:p text:style-name="Standard">cuando los antiguos griegos se dieron cuenta de que estos imanes atraían pequeños trozos de</text:p>
      <text:p text:style-name="Standard">hierro.</text:p>
      <text:p text:style-name="Standard"/>
      <text:p text:style-name="Standard"/>
      <text:p text:style-name="P3">Cuando quitas el * se borra la nota de pi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text-align="end" style:justify-single-word="false" fo:text-indent="0cm" style:auto-text-indent="false" style:page-number="auto" fo:background-color="transparent" style:shadow="none" style:snap-to-layout-grid="true" style:writing-mode="page">
        <style:tab-stops/>
      </style:paragraph-properties>
      <style:text-properties fo:letter-spacing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Numbering_20_Symbols" text:citation-body-style-name="Numbering_20_Symbols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b063" officeooo:paragraph-rsid="000db0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right" style:rel-width="1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formática básica<text:tab/><text:tab/>Capitulo 1 </text:p>
      </style:header>
      <style:header-left>
        <text:p text:style-name="Header"/>
      </style:header-left>
      <style:footer>
        <text:p text:style-name="Footer"><text:page-number text:select-page="current">2</text:page-number><text:tab/><text:tab/><text:page-number text:select-page="current">2</text:page-number></text:p>
      </style:footer>
    </style:master-page>
    <style:master-page style:name="Footnote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7T18:12:10.230716145</meta:creation-date>
    <meta:generator>LibreOffice/6.0.4.1$Linux_X86_64 LibreOffice_project/00m0$Build-1</meta:generator>
    <dc:date>2019-10-23T18:13:50.389092273</dc:date>
    <dc:creator>I116-05 </dc:creator>
    <meta:editing-duration>PT28M49S</meta:editing-duration>
    <meta:editing-cycles>2</meta:editing-cycles>
    <meta:document-statistic meta:table-count="0" meta:image-count="0" meta:object-count="0" meta:page-count="2" meta:paragraph-count="7" meta:word-count="58" meta:character-count="351" meta:non-whitespace-character-count="297"/>
  </office:meta>
</office:document-meta>
</file>